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ca4" officeooo:paragraph-rsid="001d5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 NUECES CONTIENEN</text:p>
      <text:p text:style-name="P1">Vitamina E; potente antioxidante, muy eficaz en la prevención de enfermedades cardiovasculares, que además participa en la formación de glóbulos rojos.</text:p>
      <text:p text:style-name="P1">Vitamina A; contribuye al crecimiento y reparación de los tejidos, ayuda a la formación de huesos y dientes, y refuerza el sistema inmunitario. También presenta propiedades contra el envejecimiento, la arteriosclerosis y el cáncer.</text:p>
      <text:p text:style-name="P1">Ácido fólico; necesario para el normal crecimiento y desarrollo.</text:p>
      <text:p text:style-name="P1">Magnesio y calcio, dos minerales muy beneficiosos sobre todo en la formación de los huesos.</text:p>
      <text:p text:style-name="P1">Potasio y fósforo; necesarios para el buen funcionamiento del sistema nervioso.</text:p>
      <text:p text:style-name="P1">También se ha demostrado la eficacia de las nueces a la hora de reducir el nivel de colesterol en la sang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26T01:56:25.423000000</meta:creation-date>
    <dc:date>2014-02-26T01:56:49.291000000</dc:date>
    <meta:editing-duration>P0D</meta:editing-duration>
    <meta:editing-cycles>1</meta:editing-cycles>
    <meta:generator>LibreOffice/24.8.4.2$MacOSX_AARCH64 LibreOffice_project/bb3cfa12c7b1bf994ecc5649a80400d06cd71002</meta:generator>
    <meta:document-statistic meta:table-count="0" meta:image-count="0" meta:object-count="0" meta:page-count="1" meta:paragraph-count="7" meta:word-count="114" meta:character-count="744" meta:non-whitespace-character-count="637"/>
  </office:meta>
</office:document-meta>
</file>